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break-before="page"/>
    </style:style>
    <style:style style:name="P5" style:family="paragraph" style:parent-style-name="Definitions">
      <style:text-properties fo:font-style="normal" style:font-style-asian="normal" style:font-style-complex="normal"/>
    </style:style>
    <style:style style:name="P6" style:family="paragraph" style:parent-style-name="Definitions">
      <style:text-properties fo:font-style="italic" style:font-style-asian="italic" style:font-style-complex="italic"/>
    </style:style>
    <style:style style:name="P7" style:family="paragraph" style:parent-style-name="Text_20_body" style:master-page-name="">
      <style:paragraph-properties fo:margin-left="0.25in" fo:margin-right="0in" fo:text-indent="-0.25in" style:auto-text-indent="false" style:page-number="auto" fo:keep-with-next="always"/>
    </style:style>
    <style:style style:name="P8" style:family="paragraph" style:parent-style-name="Table_20_Contents">
      <style:text-properties style:font-name="Times New Roman1" fo:font-size="12pt"/>
    </style:style>
    <style:style style:name="P9" style:family="paragraph" style:parent-style-name="Table_20_Contents">
      <style:text-properties style:font-name="Times New Roman1" fo:font-size="12pt" fo:font-weight="bold" style:font-weight-asian="bold"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text-properties fo:font-style="normal" style:font-style-asian="normal" style:font-style-complex="normal"/>
    </style:style>
    <style:style style:name="P16" style:family="paragraph" style:parent-style-name="Text_20_body" style:list-style-name="L6">
      <style:text-properties fo:font-style="normal" style:font-style-asian="normal" style:font-style-complex="normal"/>
    </style:style>
    <style:style style:name="P17" style:family="paragraph" style:parent-style-name="Text_20_body" style:list-style-name="L7"/>
    <style:style style:name="P18" style:family="paragraph" style:parent-style-name="Text_20_body" style:list-style-name="L4">
      <style:paragraph-properties fo:margin-left="0.75in" fo:margin-right="0in" fo:text-indent="-0.25in" style:auto-text-indent="false"/>
      <style:text-properties fo:font-style="normal" style:font-style-asian="normal" style:font-style-complex="normal"/>
    </style:style>
    <style:style style:name="P19" style:family="paragraph" style:parent-style-name="Text_20_body" style:list-style-name="L4">
      <style:paragraph-properties fo:margin-left="0.5in" fo:margin-right="0in" fo:text-indent="-0.25in" style:auto-text-indent="false"/>
      <style:text-properties fo:font-style="normal" style:font-style-asian="normal" style:font-style-complex="normal"/>
    </style:style>
    <style:style style:name="P20" style:family="paragraph" style:parent-style-name="Text_20_body" style:list-style-name="L5" style:master-page-name="">
      <style:paragraph-properties fo:orphans="2" fo:widows="2" style:page-number="auto"/>
    </style:style>
    <style:style style:name="P21" style:family="paragraph" style:parent-style-name="Heading_20_2">
      <style:text-properties fo:font-style="normal" style:font-style-asian="normal" style:font-style-complex="normal"/>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Heading_20_3">
      <style:text-properties fo:font-style="normal" style:font-style-asian="normal" style:font-style-complex="normal"/>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2</text:p>
      <text:p text:style-name="Subtitle">14 June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2">William.H.Duquette@jpl.nasa.gov</text:span></text:a></text:p>
      <text:p text:style-name="P1">Jet Propulsion Laboratory</text:p>
      <text:p text:style-name="P1"/>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text:s/>Introduction<text:tab/>3</text:p>
          <text:p text:style-name="P22"><text:s/>2. <text:s/>Demographics<text:tab/>4</text:p>
          <text:p text:style-name="P23"><text:s/>2.1 Requirements for Spiral 2A<text:tab/>4</text:p>
          <text:p text:style-name="P23"><text:s/>2.2 Simplifying Assumptions<text:tab/>5</text:p>
          <text:p text:style-name="P23"><text:s/>2.3 Neighborhood Group Population<text:tab/>6</text:p>
          <text:p text:style-name="P25"><text:s/>2.3.1 Civilian Units<text:tab/>6</text:p>
          <text:p text:style-name="P25"><text:s/>2.3.2 Civilian Attrition<text:tab/>7</text:p>
          <text:p text:style-name="P25"><text:s/>2.3.3 Subsistence Population<text:tab/>7</text:p>
          <text:p text:style-name="P25"><text:s/>2.3.4 Consumer Population<text:tab/>7</text:p>
          <text:p text:style-name="P25"><text:s/>2.3.5 Labor Force<text:tab/>8</text:p>
          <text:p text:style-name="P23"><text:s/>2.4 Neighborhood Population<text:tab/>8</text:p>
          <text:p text:style-name="P25"><text:s/>2.4.1 Displaced Personnel<text:tab/>9</text:p>
          <text:p text:style-name="P25"><text:s/>2.4.2 Displaced Consumers<text:tab/>9</text:p>
          <text:p text:style-name="P25"><text:s/>2.4.3 Displaced Labor Force<text:tab/>9</text:p>
          <text:p text:style-name="P25"><text:s/>2.4.4 Neighborhood totals<text:tab/>9</text:p>
          <text:p text:style-name="P23"><text:s/>2.5 Regional Population<text:tab/>10</text:p>
          <text:p text:style-name="P23"><text:s/>2.6 Unemployment<text:tab/>10</text:p>
          <text:p text:style-name="P25"><text:s/>2.6.1 Disaggregation to Neighborhoods<text:tab/>10</text:p>
          <text:p text:style-name="P25"><text:s/>2.6.2 Disaggregation to Neighborhood Groups<text:tab/>10</text:p>
          <text:p text:style-name="P25"><text:s/>2.6.3 Unemployment Situations<text:tab/>11</text:p>
        </text:index-body>
      </text:table-of-content>
      <text:p text:style-name="Text_20_body"/>
      <text:h text:style-name="Heading_20_1" text:outline-level="1">Introduction</text:h>
      <text:p text:style-name="Text_20_body"><text:span text:style-name="T6">This document presents the Demographics model and related constructs as implemented in version 2 of the Athena Stability &amp; Recovery Operations (S&amp;RO) Simulation, for Spiral 2A of Athena development. The models are described in sufficient detail to allow implementation; the implementation itself is not in the scope of this document.</text:span> </text:p>
      <text:p text:style-name="P2"/>
      <text:h text:style-name="Heading_20_1" text:outline-level="1">Demographics</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1815917051" text:style-name="L1">
        <text:list-item>
          <text:p text:style-name="P10">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10">The number of deaths due to attrition for each neighborhood group.</text:p>
        </text:list-item>
        <text:list-item>
          <text:p text:style-name="P10">The explicit population, as represented by civilian unit icons.</text:p>
        </text:list-item>
        <text:list-item>
          <text:p text:style-name="P10">Displaced population, as represented by civilian unit icons located outside their neighborhood of origin.</text:p>
        </text:list-item>
      </text:list>
      <text:p text:style-name="Text_20_body">And, taking all of these into account,</text:p>
      <text:list xml:id="list1835962039" text:style-name="L2">
        <text:list-item>
          <text:p text:style-name="P11">The total population of a neighborhood group in its own neighborhood at the current time, whether represented implicitly or in units.</text:p>
        </text:list-item>
        <text:list-item>
          <text:p text:style-name="P11">The total number of consumers in each neighborhood.</text:p>
        </text:list-item>
        <text:list-item>
          <text:p text:style-name="P11">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467613946" text:style-name="L3">
        <text:list-item>
          <text:p text:style-name="P12">GRAM requires the current population of each neighborhood group.</text:p>
        </text:list-item>
        <text:list-item>
          <text:p text:style-name="P12">The Ground model requires that the civilian population of a neighborhood can be displaced to other neighborhoods in the form of units.</text:p>
        </text:list-item>
        <text:list-item>
          <text:p text:style-name="P12">The Athena Attrition Model (AAM) requires that the civilian population can take collateral damage as the result of combat between forces.</text:p>
        </text:list-item>
        <text:list-item>
          <text:p text:style-name="P12">The Economics Model requires the number of people who participate in the regional economy (the consumers) and the number of people in the potential labor force (the workers).</text:p>
        </text:list-item>
      </text:list>
      <text:p text:style-name="P7"><text:soft-page-break/>Consequently,</text:p>
      <text:list xml:id="list483219797" text:style-name="L4">
        <text:list-item>
          <text:p text:style-name="P13">The playbox population is initially stated as the population of each neighborhood group.</text:p>
        </text:list-item>
        <text:list-item>
          <text:p text:style-name="P13">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1" text:note-class="footnote"><text:note-citation>1</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13">Civilian population can be implicit (tracked by neighborhood group) or explicit (tracked by civilian unit icons).</text:p>
        </text:list-item>
        <text:list-item>
          <text:p text:style-name="P13">Implicit population can be made explicit by moving people into units.</text:p>
        </text:list-item>
        <text:list-item>
          <text:p text:style-name="P13">Explicit population can be made implicit by moving people out of units.</text:p>
        </text:list-item>
        <text:list-item>
          <text:p text:style-name="P13">Explicit population can be <text:span text:style-name="T4">displaced</text:span><text:span text:style-name="T5">; that is, a unit belonging to a neighborhood group can be moved out of its neighborhood of origin.</text:span></text:p>
        </text:list-item>
        <text:list-item>
          <text:p text:style-name="P18">The reason for the displacement can be indicated by by setting the unit's activity, e.g., to DISPLACED or IN_CAMPS; however, this is outside the scope of DEMOG.</text:p>
        </text:list-item>
        <text:list-item>
          <text:p text:style-name="P19">Both implicit and explicit population can be attrited.</text:p>
        </text:list-item>
        <text:list-item>
          <text:p text:style-name="P19">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will make the following simplifying assumptions in Spiral 2A:</text:p>
      <text:list xml:id="list569002524" text:style-name="L5">
        <text:list-item>
          <text:p text:style-name="P14">Births, and deaths from causes other than attrition, will not be tracked.</text:p>
        </text:list-item>
        <text:list-item>
          <text:p text:style-name="P14">The population does not age.</text:p>
        </text:list-item>
        <text:list-item>
          <text:p text:style-name="P14">The subsistence population is a simple percentage of the non-displaced population of each neighborhood group.</text:p>
        </text:list-item>
        <text:list-item>
          <text:p text:style-name="P14">The subsistence population are outside the regional cash economy. <text:s/></text:p>
        </text:list-item>
        <text:list-item>
          <text:p text:style-name="P20"><text:soft-page-break/>Displaced personnel are displaced from their land, and clearly cannot be doing subsistence agriculture.<text:note text:id="ftn2" text:note-class="footnote"><text:note-citation>2</text:note-citation><text:note-body><text:p text:style-name="Footnote">Nomadic herdsmen are clearly a separate case, and one that must wait until we implement migration fully.</text:p></text:note-body></text:note></text:p>
        </text:list-item>
        <text:list-item>
          <text:p text:style-name="P14">The labor force is a simple fraction of the total consumers, taking civilian activities (e.g., refugee status) into account.</text:p>
        </text:list-item>
      </text:list>
      <text:h text:style-name="Heading_20_2" text:outline-level="2">Neighborhood Group Population</text:h>
      <text:p text:style-name="Text_20_body"><text:span text:style-name="T5">The implicit population </text:span><text:span text:style-name="T5"><draw:frame draw:style-name="fr1" draw:name="Object8" text:anchor-type="as-char" svg:width="0.278in" svg:height="0.2772in" draw:z-index="3"><draw:object xlink:href="./Object 2" xlink:type="simple" xlink:show="embed" xlink:actuate="onLoad"/><draw:image xlink:href="./ObjectReplacements/Object 2" xlink:type="simple" xlink:show="embed" xlink:actuate="onLoad"/></draw:frame></text:span><text:span text:style-name="T5"> of neighborhood group </text:span><text:span text:style-name="T4">ng</text:span><text:span text:style-name="T5"> at the current time is </text:span></text:p>
      <text:p text:style-name="Text_20_body"><text:tab/><draw:frame draw:style-name="fr1" draw:name="Object2" text:anchor-type="as-char" svg:width="2.0654in" svg:height="0.278in" draw:z-index="4"><draw:object xlink:href="./Object 3" xlink:type="simple" xlink:show="embed" xlink:actuate="onLoad"/><draw:image xlink:href="./ObjectReplacements/Object 3" xlink:type="simple" xlink:show="embed" xlink:actuate="onLoad"/></draw:frame></text:p>
      <text:p text:style-name="Text_20_body">where</text:p>
      <text:p text:style-name="Definitions"><draw:frame draw:style-name="fr1" draw:name="Object9" text:anchor-type="as-char" svg:width="0.3228in" svg:height="0.2772in" draw:z-index="0"><draw:object xlink:href="./Object 4" xlink:type="simple" xlink:show="embed" xlink:actuate="onLoad"/><draw:image xlink:href="./ObjectReplacements/Object 4" xlink:type="simple" xlink:show="embed" xlink:actuate="onLoad"/></draw:frame><text:span text:style-name="T5"><text:tab/>=<text:tab/>The base population of group </text:span><text:span text:style-name="T4">ng</text:span><text:span text:style-name="T5"> at time zero, as defined in the scenario.</text:span></text:p>
      <text:p text:style-name="Definitions"><text:span text:style-name="T5"><draw:frame draw:style-name="fr1" draw:name="Object10" text:anchor-type="as-char" svg:width="0.322in" svg:height="0.278in" draw:z-index="5"><draw:object xlink:href="./Object 5" xlink:type="simple" xlink:show="embed" xlink:actuate="onLoad"/><draw:image xlink:href="./ObjectReplacements/Object 5" xlink:type="simple" xlink:show="embed" xlink:actuate="onLoad"/></draw:frame></text:span><text:span text:style-name="T5"><text:tab/>=<text:tab/>The explicit population: the total number of personnel in units belonging to </text:span><text:span text:style-name="T4">ng</text:span><text:span text:style-name="T5">, i.e., the total number of people moved from the implicit population into units.</text:span></text:p>
      <text:p text:style-name="P6"><draw:frame draw:style-name="fr1" draw:name="Object12" text:anchor-type="as-char" svg:width="0.6602in" svg:height="0.278in" draw:z-index="6"><draw:object xlink:href="./Object 6" xlink:type="simple" xlink:show="embed" xlink:actuate="onLoad"/><draw:image xlink:href="./ObjectReplacements/Object 6" xlink:type="simple" xlink:show="embed" xlink:actuate="onLoad"/></draw:frame><text:span text:style-name="T5"><text:tab/>=<text:tab/>The total number of casualties suffered by group </text:span>ng <text:span text:style-name="T5">to date.</text:span></text:p>
      <text:p text:style-name="P5"/>
      <text:p text:style-name="Text_20_body">Now, some of the explicit population might be displaced out of the neighborhood. <text:s/>The total population of group <text:span text:style-name="T4">ng</text:span><text:span text:style-name="T5"> in neighborhood </text:span><text:span text:style-name="T4">n</text:span><text:span text:style-name="T5"> is therefore:</text:span></text:p>
      <text:p text:style-name="Text_20_body"><text:tab/><draw:frame draw:style-name="fr1" draw:name="Object19" text:anchor-type="as-char" svg:width="2.6583in" svg:height="0.278in" draw:z-index="7"><draw:object xlink:href="./Object 7" xlink:type="simple" xlink:show="embed" xlink:actuate="onLoad"/><draw:image xlink:href="./ObjectReplacements/Object 7" xlink:type="simple" xlink:show="embed" xlink:actuate="onLoad"/></draw:frame></text:p>
      <text:p text:style-name="Text_20_body">where</text:p>
      <text:p text:style-name="Definitions"><draw:frame draw:style-name="fr1" draw:name="Object3" text:anchor-type="as-char" svg:width="0.3425in" svg:height="0.278in" draw:z-index="8"><draw:object xlink:href="./Object 8" xlink:type="simple" xlink:show="embed" xlink:actuate="onLoad"/><draw:image xlink:href="./ObjectReplacements/Object 8" xlink:type="simple" xlink:show="embed" xlink:actuate="onLoad"/></draw:frame><text:span text:style-name="T5"><text:tab/>=<text:tab/>The displaced population: the total number of personnel in units belonging to group </text:span><text:span text:style-name="T4">ng</text:span><text:span text:style-name="T5"> but located somewhere other than in neighborhood </text:span><text:span text:style-name="T4">n</text:span><text:span text:style-name="T5">.</text:span></text:p>
      <text:p text:style-name="P5"/>
      <text:h text:style-name="Heading_20_3" text:outline-level="3">Civilian Units</text:h>
      <text:p text:style-name="Text_20_body"><text:span text:style-name="T5">When a civilian unit </text:span><text:span text:style-name="T4">u</text:span><text:span text:style-name="T5"> is created, it must be created for a specific neighborhood group </text:span><text:span text:style-name="T4">ng</text:span><text:span text:style-name="T5">, and it must be created with a specific number of personnel, </text:span><text:span text:style-name="T5"><draw:frame draw:style-name="fr1" draw:name="Object4" text:anchor-type="as-char" svg:width="0.7362in" svg:height="0.2772in" draw:z-index="9"><draw:object xlink:href="./Object 9" xlink:type="simple" xlink:show="embed" xlink:actuate="onLoad"/><draw:image xlink:href="./ObjectReplacements/Object 9" xlink:type="simple" xlink:show="embed" xlink:actuate="onLoad"/></draw:frame></text:span><text:span text:style-name="T5">, where </text:span><text:span text:style-name="T5"><draw:frame draw:style-name="fr1" draw:name="Object6" text:anchor-type="as-char" svg:width="1.2209in" svg:height="0.2772in" draw:z-index="10"><draw:object xlink:href="./Object 11" xlink:type="simple" xlink:show="embed" xlink:actuate="onLoad"/><draw:image xlink:href="./ObjectReplacements/Object 11" xlink:type="simple" xlink:show="embed" xlink:actuate="onLoad"/></draw:frame></text:span><text:span text:style-name="T5">. <text:s/>That is, explicit population comes out of the implicit population. </text:span></text:p>
      <text:p text:style-name="Text_20_body"><text:span text:style-name="T5">Note that moving personnel from the implicit population to units and </text:span><text:span text:style-name="T4">vice versa</text:span><text:span text:style-name="T5"> does not change the population of the neighborhood, unless the units are displaced to a different neighborhood.</text:span></text:p>
      <text:h text:style-name="Heading_20_3" text:outline-level="3"><text:soft-page-break/>Civilian Attrition</text:h>
      <text:p text:style-name="Text_20_body">Both implicit and explicit population can be attrited. <text:s/>Attrition to the implicit population is handled by adding the casualties to <draw:frame draw:style-name="fr1" draw:name="Object17" text:anchor-type="as-char" svg:width="0.6583in" svg:height="0.2772in" draw:z-index="11"><draw:object xlink:href="./Object 12" xlink:type="simple" xlink:show="embed" xlink:actuate="onLoad"/><draw:image xlink:href="./ObjectReplacements/Object 12" xlink:type="simple" xlink:show="embed" xlink:actuate="onLoad"/></draw:frame>:</text:p>
      <text:p text:style-name="Text_20_body"><text:tab/><draw:frame draw:style-name="fr1" draw:name="Object18" text:anchor-type="as-char" svg:width="2.3335in" svg:height="0.2772in" draw:z-index="12"><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4"><draw:frame draw:style-name="fr1" draw:name="Object5" text:anchor-type="as-char" svg:width="0.6583in" svg:height="0.2772in" draw:z-index="13"><draw:object xlink:href="./Object 14" xlink:type="simple" xlink:show="embed" xlink:actuate="onLoad"/><draw:image xlink:href="./ObjectReplacements/Object 14" xlink:type="simple" xlink:show="embed" xlink:actuate="onLoad"/></draw:frame></text:span> as before. <text:s/><text:span text:style-name="T5">In either case, the number of casualties is limited to the population available.</text:span></text:p>
      <text:h text:style-name="P24" text:outline-level="3">Subsistence Population</text:h>
      <text:p text:style-name="Text_20_body"><text:span text:style-name="T5">The subsistence population of a neighborhood group, </text:span><text:span text:style-name="T5"><draw:frame draw:style-name="fr1" draw:name="Object7" text:anchor-type="as-char" svg:width="0.2929in" svg:height="0.2083in" draw:z-index="14"><draw:object xlink:href="./Object 10" xlink:type="simple" xlink:show="embed" xlink:actuate="onLoad"/><draw:image xlink:href="./ObjectReplacements/Object 10" xlink:type="simple" xlink:show="embed" xlink:actuate="onLoad"/></draw:frame></text:span><text:span text:style-name="T5">, is a fraction of the total resident population:</text:span></text:p>
      <text:p text:style-name="Text_20_body"><text:span text:style-name="T5"><text:tab/></text:span><text:span text:style-name="T5"><draw:frame draw:style-name="fr1" draw:name="Object20" text:anchor-type="as-char" svg:width="1.9118in" svg:height="0.4591in" draw:z-index="15"><draw:object xlink:href="./Object 23" xlink:type="simple" xlink:show="embed" xlink:actuate="onLoad"/><draw:image xlink:href="./ObjectReplacements/Object 23" xlink:type="simple" xlink:show="embed" xlink:actuate="onLoad"/></draw:frame></text:span></text:p>
      <text:p text:style-name="P3">where</text:p>
      <text:p text:style-name="Definitions"><text:span text:style-name="T5"><draw:frame draw:style-name="fr1" draw:name="Object21" text:anchor-type="as-char" svg:width="0.3925in" svg:height="0.2083in" draw:z-index="16"><draw:object xlink:href="./Object 24" xlink:type="simple" xlink:show="embed" xlink:actuate="onLoad"/><draw:image xlink:href="./ObjectReplacements/Object 24" xlink:type="simple" xlink:show="embed" xlink:actuate="onLoad"/></draw:frame></text:span><text:span text:style-name="T5"><text:tab/>=<text:tab/>The Subsistence Agriculture Percentage for neighborhood group </text:span><text:span text:style-name="T4">ng</text:span><text:span text:style-name="T5">.</text:span></text:p>
      <text:p text:style-name="P5"/>
      <text:p text:style-name="Text_20_body"><text:span text:style-name="T5">Note that units displaced from their neighborhood of origin are </text:span><text:span text:style-name="T4">never</text:span><text:span text:style-name="T5"> part of the subsistence population. <text:s/>This opens a slight hole in the model: if a displaced unit is moved back to its neighborhood of origin, some of its personnel might once again be counted as part of the subsistence population. <text:s/>This is unrealistic, as people who leave subsistence agriculture are rarely able to go back, as they generally have lost their land.</text:span></text:p>
      <text:h text:style-name="P24" text:outline-level="3">Consumer Population</text:h>
      <text:p text:style-name="Text_20_body"><text:span text:style-name="T5">The consumer population of a neighborhood group is simply that part of the total resident population that participates in the regional economy, i.e., that are not members of the subsistence population. <text:s/>Thus, we define neighborhood group </text:span><text:span text:style-name="T4">ng</text:span><text:span text:style-name="T5">'s consumer population </text:span><text:span text:style-name="T5"><draw:frame draw:style-name="fr1" draw:name="Object22" text:anchor-type="as-char" svg:width="0.3138in" svg:height="0.2083in" draw:z-index="17"><draw:object xlink:href="./Object 25" xlink:type="simple" xlink:show="embed" xlink:actuate="onLoad"/><draw:image xlink:href="./ObjectReplacements/Object 25" xlink:type="simple" xlink:show="embed" xlink:actuate="onLoad"/></draw:frame></text:span><text:span text:style-name="T5"> as follows:</text:span></text:p>
      <text:p text:style-name="Text_20_body"><text:span text:style-name="T5"><text:tab/></text:span><text:span text:style-name="T5"><draw:frame draw:style-name="fr1" draw:name="Object23" text:anchor-type="as-char" svg:width="1.7154in" svg:height="0.2083in" draw:z-index="18"><draw:object xlink:href="./Object 26" xlink:type="simple" xlink:show="embed" xlink:actuate="onLoad"/><draw:image xlink:href="./ObjectReplacements/Object 26" xlink:type="simple" xlink:show="embed" xlink:actuate="onLoad"/></draw:frame></text:span></text:p>
      <text:p text:style-name="P3">We will account for consumers in units displaced from their neighborhoods of origin at the neighborhood level, rather than as part of a neighborhood group.</text:p>
      <text:h text:style-name="P24" text:outline-level="3"><text:soft-page-break/>Labor Force</text:h>
      <text:p text:style-name="Text_20_body"><text:span text:style-name="T5">Civilian units contribute to the labor force to different degrees, depending on their assigned activities. <text:s/>Implicit population contributes the same as a unit assigned an activity of NONE. <text:s/>In addition, we must exclude the subsistence population. <text:s/>We assume that the subsistence agriculture percentage, </text:span><text:span text:style-name="T5"><draw:frame draw:style-name="fr1" draw:name="Object14" text:anchor-type="as-char" svg:width="0.3925in" svg:height="0.2083in" draw:z-index="19"><draw:object xlink:href="./Object 19" xlink:type="simple" xlink:show="embed" xlink:actuate="onLoad"/><draw:image xlink:href="./ObjectReplacements/Object 19" xlink:type="simple" xlink:show="embed" xlink:actuate="onLoad"/></draw:frame></text:span><text:span text:style-name="T5">, applies equally to the implicit population and to non-displaced units. <text:s/>Thus, we define the contribution </text:span><text:span text:style-name="T5">to the labor force</text:span><text:span text:style-name="T5"><text:note text:id="ftn3" text:note-class="footnote"><text:note-citation>3</text:note-citation><text:note-body><text:p text:style-name="Footnote">By "labor force" we mean that portion of the population that seeks to be employed, whether they are in fact employed or not.</text:p></text:note-body></text:note></text:span><text:span text:style-name="T5"> of group </text:span><text:span text:style-name="T4">ng</text:span><text:span text:style-name="T5"> as follows:</text:span></text:p>
      <text:p text:style-name="Text_20_body"><text:span text:style-name="T5"><text:tab/></text:span><text:span text:style-name="T5"><draw:frame draw:style-name="fr1" draw:name="Object34" text:anchor-type="as-char" svg:width="5.0189in" svg:height="0.5957in" draw:z-index="20"><draw:object xlink:href="./Object 1" xlink:type="simple" xlink:show="embed" xlink:actuate="onLoad"/><draw:image xlink:href="./ObjectReplacements/Object 1" xlink:type="simple" xlink:show="embed" xlink:actuate="onLoad"/></draw:frame></text:span></text:p>
      <text:p text:style-name="P3">where</text:p>
      <text:p text:style-name="P6"><draw:frame draw:style-name="fr1" draw:name="Object1" text:anchor-type="as-char" svg:width="0.3925in" svg:height="0.2083in" draw:z-index="21"><draw:object xlink:href="./Object 18" xlink:type="simple" xlink:show="embed" xlink:actuate="onLoad"/><draw:image xlink:href="./ObjectReplacements/Object 18" xlink:type="simple" xlink:show="embed" xlink:actuate="onLoad"/></draw:frame><text:tab/>=<text:tab/><text:span text:style-name="T5">The subsistence agriculture percentage for group </text:span>ng<text:span text:style-name="T5">.</text:span></text:p>
      <text:p text:style-name="P6">u<text:span text:style-name="T5"><text:tab/>=<text:tab/>A unit belonging to group </text:span>ng<text:span text:style-name="T5"> and located in neighborhood </text:span>n<text:span text:style-name="T5">.</text:span></text:p>
      <text:p text:style-name="P6"><draw:frame draw:style-name="fr1" draw:name="Object31" text:anchor-type="as-char" svg:width="0.1382in" svg:height="0.2083in" draw:z-index="22"><draw:object xlink:href="./Object 34" xlink:type="simple" xlink:show="embed" xlink:actuate="onLoad"/><draw:image xlink:href="./ObjectReplacements/Object 34" xlink:type="simple" xlink:show="embed" xlink:actuate="onLoad"/></draw:frame><text:tab/>=<text:span text:style-name="T5"><text:tab/>The activity assigned to unit </text:span>u</text:p>
      <text:p text:style-name="P6"><text:span text:style-name="T5"><draw:frame draw:style-name="fr1" draw:name="Object32" text:anchor-type="as-char" svg:width="0.7154in" svg:height="0.2083in" draw:z-index="23"><draw:object xlink:href="./Object 35" xlink:type="simple" xlink:show="embed" xlink:actuate="onLoad"/><draw:image xlink:href="./ObjectReplacements/Object 35" xlink:type="simple" xlink:show="embed" xlink:actuate="onLoad"/></draw:frame></text:span><text:span text:style-name="T5"><text:tab/>=<text:tab/>The number of personnel in unit </text:span>u</text:p>
      <text:p text:style-name="P6"><text:span text:style-name="T5"><draw:frame draw:style-name="fr1" draw:name="Object33" text:anchor-type="as-char" svg:width="0.5835in" svg:height="0.2083in" draw:z-index="24"><draw:object xlink:href="./Object 36" xlink:type="simple" xlink:show="embed" xlink:actuate="onLoad"/><draw:image xlink:href="./ObjectReplacements/Object 36" xlink:type="simple" xlink:show="embed" xlink:actuate="onLoad"/></draw:frame></text:span><text:span text:style-name="T5"><text:tab/>=<text:tab/>The labor force fraction for activity </text:span>a<text:span text:style-name="T5">.</text:span></text:p>
      <text:p text:style-name="P5"/>
      <text:p text:style-name="P3">Note that we will account for workers in units displaced from their neighborhoods of origin at the neighborhood level, rather than as part of a neighborhood group.</text:p>
      <text:p text:style-name="Text_20_body"><text:span text:style-name="T5">The Labor Force Fractions are model parameters</text:span><text:span text:style-name="T5"><text:note text:id="ftn4" text:note-class="footnote"><text:note-citation>4</text:note-citation><text:note-body><text:p text:style-name="Footnote"><text:span text:style-name="T1">demog.laborForceFraction.</text:span><text:span text:style-name="T3">activity</text:span></text:p></text:note-body></text:note></text:span><text:span text:style-name="T5">,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9">Unit Activity</text:p>
          </table:table-cell>
          <table:table-cell table:style-name="LaborForceFractions.B1" office:value-type="string">
            <text:p text:style-name="P9">Labor Force Fraction</text:p>
          </table:table-cell>
        </table:table-row>
        <table:table-row>
          <table:table-cell table:style-name="LaborForceFractions.A2" office:value-type="string">
            <text:p text:style-name="P8">NONE</text:p>
          </table:table-cell>
          <table:table-cell table:style-name="LaborForceFractions.B2" office:value-type="string">
            <text:p text:style-name="P8">0.6</text:p>
          </table:table-cell>
        </table:table-row>
        <table:table-row>
          <table:table-cell table:style-name="LaborForceFractions.A2" office:value-type="string">
            <text:p text:style-name="P8">DISPLACED</text:p>
          </table:table-cell>
          <table:table-cell table:style-name="LaborForceFractions.B2" office:value-type="string">
            <text:p text:style-name="P8">0.4</text:p>
          </table:table-cell>
        </table:table-row>
        <table:table-row>
          <table:table-cell table:style-name="LaborForceFractions.A2" office:value-type="string">
            <text:p text:style-name="P8">IN_CAMP</text:p>
          </table:table-cell>
          <table:table-cell table:style-name="LaborForceFractions.B2" office:value-type="string">
            <text:p text:style-name="P8">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text:soft-page-break/>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6" text:anchor-type="as-char" svg:width="1.6839in" svg:height="0.4535in" draw:z-index="25"><draw:object xlink:href="./Object 21" xlink:type="simple" xlink:show="embed" xlink:actuate="onLoad"/><draw:image xlink:href="./ObjectReplacements/Object 21" xlink:type="simple" xlink:show="embed" xlink:actuate="onLoad"/></draw:frame></text:p>
      <text:p text:style-name="Text_20_body">where</text:p>
      <text:p text:style-name="P6">u<text:span text:style-name="T5"><text:tab/>=<text:tab/>A unit in neighborhood </text:span>n<text:span text:style-name="T5">, but displaced from its neighborhood of origin.</text:span></text:p>
      <text:p text:style-name="P6"><text:span text:style-name="T5"><draw:frame draw:style-name="fr1" draw:name="Object15" text:anchor-type="as-char" svg:width="0.7154in" svg:height="0.2083in" draw:z-index="26"><draw:object xlink:href="./Object 20" xlink:type="simple" xlink:show="embed" xlink:actuate="onLoad"/><draw:image xlink:href="./ObjectReplacements/Object 20" xlink:type="simple" xlink:show="embed" xlink:actuate="onLoad"/></draw:frame></text:span><text:span text:style-name="T5"><text:tab/>=<text:tab/>The number of personnel in unit </text:span>u<text:span text:style-name="T5">.</text:span></text:p>
      <text:p text:style-name="P5"/>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Displaced Labor Force</text:h>
      <text:p text:style-name="Text_20_body">The displaced labor force in neighborhood <text:span text:style-name="T4">n</text:span><text:span text:style-name="T5">, </text:span><text:span text:style-name="T5"><draw:frame draw:style-name="fr1" draw:name="Object24" text:anchor-type="as-char" svg:width="0.3799in" svg:height="0.2083in" draw:z-index="27"><draw:object xlink:href="./Object 22" xlink:type="simple" xlink:show="embed" xlink:actuate="onLoad"/><draw:image xlink:href="./ObjectReplacements/Object 22" xlink:type="simple" xlink:show="embed" xlink:actuate="onLoad"/></draw:frame></text:span><text:span text:style-name="T5">, is computed much like the labor force for a neighborhood group:</text:span></text:p>
      <text:p text:style-name="Text_20_body"><text:span text:style-name="T5"><text:tab/></text:span><text:span text:style-name="T5"><draw:frame draw:style-name="fr1" draw:name="Object30" text:anchor-type="as-char" svg:width="2.5028in" svg:height="0.4535in" draw:z-index="34"><draw:object xlink:href="./Object 17" xlink:type="simple" xlink:show="embed" xlink:actuate="onLoad"/><draw:image xlink:href="./ObjectReplacements/Object 17" xlink:type="simple" xlink:show="embed" xlink:actuate="onLoad"/></draw:frame></text:span></text:p>
      <text:h text:style-name="Heading_20_3" text:outline-level="3">Neighborhood totals</text:h>
      <text:p text:style-name="Text_20_body">The total population of neighborhood <text:span text:style-name="T4">n</text:span><text:span text:style-name="T5"> is simply the population of all resident neighborhood groups, plus all displaced personnel:</text:span></text:p>
      <text:p text:style-name="Text_20_body"><text:span text:style-name="T5"><text:tab/></text:span><text:span text:style-name="T5"><draw:frame draw:style-name="fr1" draw:name="Object11" text:anchor-type="as-char" svg:width="2.6366in" svg:height="0.3862in" draw:z-index="1"><draw:object xlink:href="./Object 15" xlink:type="simple" xlink:show="embed" xlink:actuate="onLoad"/><draw:image xlink:href="./ObjectReplacements/Object 15" xlink:type="simple" xlink:show="embed" xlink:actuate="onLoad"/></draw:frame></text:span></text:p>
      <text:p text:style-name="P3">The consumer population and labor force are computed similarly:</text:p>
      <text:p text:style-name="Text_20_body"><text:span text:style-name="T5"><text:tab/></text:span><text:span text:style-name="T5"><draw:frame draw:style-name="fr1" draw:name="Object25" text:anchor-type="as-char" svg:width="1.4862in" svg:height="0.3382in" draw:z-index="28"><draw:object xlink:href="./Object 27" xlink:type="simple" xlink:show="embed" xlink:actuate="onLoad"/><draw:image xlink:href="./ObjectReplacements/Object 27" xlink:type="simple" xlink:show="embed" xlink:actuate="onLoad"/></draw:frame></text:span></text:p>
      <text:p text:style-name="Text_20_body"><text:soft-page-break/><text:span text:style-name="T5"><text:tab/></text:span><text:span text:style-name="T5"><draw:frame draw:style-name="fr1" draw:name="Object26" text:anchor-type="as-char" svg:width="1.578in" svg:height="0.3382in" draw:z-index="29"><draw:object xlink:href="./Object 28" xlink:type="simple" xlink:show="embed" xlink:actuate="onLoad"/><draw:image xlink:href="./ObjectReplacements/Object 28" xlink:type="simple" xlink:show="embed" xlink:actuate="onLoad"/></draw:frame></text:span></text:p>
      <text:h text:style-name="P21" text:outline-level="2">Regional Population</text:h>
      <text:p text:style-name="P3">The regional population, consumers, and labor force are simply summed up across the neighborhoods in the obvious way.</text:p>
      <text:h text:style-name="P21" text:outline-level="2">Unemployment</text:h>
      <text:p text:style-name="P3">Unemployment can drive attitude change. The Economics Model computes the unemployment rate, <text:span text:style-name="T4">UR</text:span>, for the region of interest.</text:p>
      <text:h text:style-name="Heading_20_3" text:outline-level="3">Disaggregation to Neighborhoods</text:h>
      <text:p text:style-name="Text_20_body">Lacking any better way to disaggregate unemployment, we will assume that <text:span text:style-name="T4">RealUR</text:span><text:span text:style-name="T5"> affects each neighborhood in proportion to its labor force. <text:s/>That is, if </text:span><text:span text:style-name="T4">RealUR</text:span><text:span text:style-name="T5"> is 5%, then 5% of each neighborhood's labor force will be unemployed. <text:s/>The unemployed population for each neighborhood group is then </text:span><text:span text:style-name="T5"><draw:frame draw:style-name="fr1" draw:name="Object39" text:anchor-type="as-char" svg:width="0.2744in" svg:height="0.2091in" draw:z-index="35"><draw:object xlink:href="./Object 39" xlink:type="simple" xlink:show="embed" xlink:actuate="onLoad"/><draw:image xlink:href="./ObjectReplacements/Object 39" xlink:type="simple" xlink:show="embed" xlink:actuate="onLoad"/></draw:frame></text:span><text:span text:style-name="T5">:</text:span></text:p>
      <text:p text:style-name="Text_20_body"><text:span text:style-name="T5"><text:tab/></text:span><text:span text:style-name="T5"><draw:frame draw:style-name="fr1" draw:name="Object40" text:anchor-type="as-char" svg:width="1.2189in" svg:height="0.3929in" draw:z-index="36"><draw:object xlink:href="./Object 40" xlink:type="simple" xlink:show="embed" xlink:actuate="onLoad"/><draw:image xlink:href="./ObjectReplacements/Object 40" xlink:type="simple" xlink:show="embed" xlink:actuate="onLoad"/></draw:frame></text:span></text:p>
      <text:p text:style-name="P3">where</text:p>
      <text:p text:style-name="Definitions"><text:span text:style-name="T5"><draw:frame draw:style-name="fr1" draw:name="Object41" text:anchor-type="as-char" svg:width="0.2626in" svg:height="0.2091in" draw:z-index="37"><draw:object xlink:href="./Object 41" xlink:type="simple" xlink:show="embed" xlink:actuate="onLoad"/><draw:image xlink:href="./ObjectReplacements/Object 41" xlink:type="simple" xlink:show="embed" xlink:actuate="onLoad"/></draw:frame></text:span><text:span text:style-name="T5"><text:tab/>=<text:tab/>The number of people in the labor force in neighborhood </text:span><text:span text:style-name="T4">n</text:span><text:span text:style-name="T5">.</text:span></text:p>
      <text:p text:style-name="P5"/>
      <text:p text:style-name="Text_20_body"><text:span text:style-name="T5">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5"><draw:frame draw:style-name="fr3" draw:name="Object47" text:anchor-type="as-char" svg:width="0.3874in" svg:height="0.2083in" draw:z-index="46"><draw:object xlink:href="./Object 47" xlink:type="simple" xlink:show="embed" xlink:actuate="onLoad"/><draw:image xlink:href="./ObjectReplacements/Object 47" xlink:type="simple" xlink:show="embed" xlink:actuate="onLoad"/></draw:frame></text:span><text:span text:style-name="T4">:</text:span></text:p>
      <text:p text:style-name="Text_20_body"><text:span text:style-name="T5"><text:tab/></text:span><text:span text:style-name="T5"><draw:frame draw:style-name="fr1" draw:name="Object38" text:anchor-type="as-char" svg:width="2.0154in" svg:height="0.4429in" draw:z-index="38"><draw:object xlink:href="./Object 38" xlink:type="simple" xlink:show="embed" xlink:actuate="onLoad"/><draw:image xlink:href="./ObjectReplacements/Object 38" xlink:type="simple" xlink:show="embed" xlink:actuate="onLoad"/></draw:frame></text:span></text:p>
      <text:h text:style-name="Heading_20_3" text:outline-level="3">Disaggregation to Neighborhood Groups</text:h>
      <text:p text:style-name="Text_20_body">Precisely the same logic applies to each group in each neighborhood. <text:s/>The unemployed population for neighborhood group <text:span text:style-name="T4">ng</text:span><text:span text:style-name="T5"> is </text:span><text:span text:style-name="T5"><draw:frame draw:style-name="fr1" draw:name="Object13" text:anchor-type="as-char" svg:width="0.3228in" svg:height="0.2083in" draw:z-index="30"><draw:object xlink:href="./Object 16" xlink:type="simple" xlink:show="embed" xlink:actuate="onLoad"/><draw:image xlink:href="./ObjectReplacements/Object 16" xlink:type="simple" xlink:show="embed" xlink:actuate="onLoad"/></draw:frame></text:span><text:span text:style-name="T5">:</text:span></text:p>
      <text:p text:style-name="Text_20_body"><text:soft-page-break/><text:span text:style-name="T5"><text:tab/></text:span><text:span text:style-name="T5"><draw:frame draw:style-name="fr1" draw:name="Object27" text:anchor-type="as-char" svg:width="1.4866in" svg:height="0.3929in" draw:z-index="31"><draw:object xlink:href="./Object 29" xlink:type="simple" xlink:show="embed" xlink:actuate="onLoad"/><draw:image xlink:href="./ObjectReplacements/Object 29" xlink:type="simple" xlink:show="embed" xlink:actuate="onLoad"/></draw:frame></text:span></text:p>
      <text:p text:style-name="P3">where</text:p>
      <text:p text:style-name="Definitions"><text:span text:style-name="T5"><draw:frame draw:style-name="fr1" draw:name="Object28" text:anchor-type="as-char" svg:width="0.3118in" svg:height="0.2083in" draw:z-index="32"><draw:object xlink:href="./Object 30" xlink:type="simple" xlink:show="embed" xlink:actuate="onLoad"/><draw:image xlink:href="./ObjectReplacements/Object 30" xlink:type="simple" xlink:show="embed" xlink:actuate="onLoad"/></draw:frame></text:span><text:span text:style-name="T5"><text:tab/>=<text:tab/>The number of people from group </text:span><text:span text:style-name="T4">ng</text:span><text:span text:style-name="T5"> in the labor force in neighborhood </text:span><text:span text:style-name="T4">n</text:span><text:span text:style-name="T5">.</text:span></text:p>
      <text:p text:style-name="P5"/>
      <text:p text:style-name="Text_20_body"><text:span text:style-name="T5">And then, the unemployed per capita for each group </text:span><text:span text:style-name="T4">ng</text:span><text:span text:style-name="T5"> is:</text:span></text:p>
      <text:p text:style-name="Text_20_body"><text:span text:style-name="T5"><text:tab/></text:span><text:span text:style-name="T5"><draw:frame draw:style-name="fr1" draw:name="Object29" text:anchor-type="as-char" svg:width="1.9945in" svg:height="0.4429in" draw:z-index="33"><draw:object xlink:href="./Object 31" xlink:type="simple" xlink:show="embed" xlink:actuate="onLoad"/><draw:image xlink:href="./ObjectReplacements/Object 31" xlink:type="simple" xlink:show="embed" xlink:actuate="onLoad"/></draw:frame></text:span></text:p>
      <text:h text:style-name="P24" text:outline-level="3">Unemployment Situations</text:h>
      <text:p text:style-name="P3">How does unemployment affect the civilians?</text:p>
      <text:list xml:id="list1096710246" text:style-name="L6">
        <text:list-item>
          <text:p text:style-name="P16">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16">If there are many unemployed civilians, the fact of their presence will become a problem for their neighbors due to increases in crime and other social conflict. <text:s/>This effect will be negligible 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Text_20_body"><text:span text:style-name="T5">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hen we will want to compute some kind of factor, analogous to a coverage fraction, that will be used to scale the magnitudes in the situation's rule set. <text:s/>We will use a Z-curve to convert the unemployment per capita into a multiplicative factor, ranging from 0.0 to 2.0:</text:span></text:p>
      <text:p text:style-name="P3"><draw:frame draw:style-name="fr2" draw:name="Object36" text:anchor-type="paragraph" svg:x="0.6835in" svg:y="-0.0047in" svg:width="4.8in" svg:height="1.972in" draw:z-index="2"><draw:object xlink:href="./Object 33" xlink:type="simple" xlink:show="embed" xlink:actuate="onLoad"/><draw:image xlink:href="./ObjectReplacements/Object 33" xlink:type="simple" xlink:show="embed" xlink:actuate="onLoad"/></draw:frame></text:p>
      <text:p text:style-name="P3"><text:soft-page-break/>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3">Using the above curve, we will compute an unemployment atttidue factor (UAF) for the neighborhood as a whole, and for each individual group within it:</text:p>
      <text:p text:style-name="P3"><text:tab/><draw:frame draw:style-name="fr1" draw:name="Object42" text:anchor-type="as-char" svg:width="1.3484in" svg:height="0.2091in" draw:z-index="39"><draw:object xlink:href="./Object 42" xlink:type="simple" xlink:show="embed" xlink:actuate="onLoad"/><draw:image xlink:href="./ObjectReplacements/Object 42" xlink:type="simple" xlink:show="embed" xlink:actuate="onLoad"/></draw:frame></text:p>
      <text:p text:style-name="P3">And</text:p>
      <text:p text:style-name="P3"><text:tab/><draw:frame draw:style-name="fr1" draw:name="Object43" text:anchor-type="as-char" svg:width="1.4508in" svg:height="0.2091in" draw:z-index="40"><draw:object xlink:href="./Object 43" xlink:type="simple" xlink:show="embed" xlink:actuate="onLoad"/><draw:image xlink:href="./ObjectReplacements/Object 43" xlink:type="simple" xlink:show="embed" xlink:actuate="onLoad"/></draw:frame></text:p>
      <text:p text:style-name="P3">An unemployment situation will exist in for neighborhood group <text:span text:style-name="T4">ng</text:span> if <draw:frame draw:style-name="fr1" draw:name="Object44" text:anchor-type="as-char" svg:width="0.7252in" svg:height="0.2091in" draw:z-index="41"><draw:object xlink:href="./Object 44" xlink:type="simple" xlink:show="embed" xlink:actuate="onLoad"/><draw:image xlink:href="./ObjectReplacements/Object 44" xlink:type="simple" xlink:show="embed" xlink:actuate="onLoad"/></draw:frame>, or if <draw:frame draw:style-name="fr1" draw:name="Object45" text:anchor-type="as-char" svg:width="0.7764in" svg:height="0.2091in" draw:z-index="42"><draw:object xlink:href="./Object 45" xlink:type="simple" xlink:show="embed" xlink:actuate="onLoad"/><draw:image xlink:href="./ObjectReplacements/Object 45" xlink:type="simple" xlink:show="embed" xlink:actuate="onLoad"/></draw:frame> for any <text:span text:style-name="T4">ng</text:span>. <text:s/>The situation will be assessed by a new UNEMP rule set</text:p>
      <text:p text:style-name="P3">The modeling team proposed the following strawmen for the rule set:</text:p>
      <text:list xml:id="list1503260500" text:style-name="L7">
        <text:list-item>
          <text:p text:style-name="P17"><text:span text:style-name="T7">QOL: </text:span><text:span text:style-name="T7"><draw:frame draw:style-name="fr1" draw:name="Object35" text:anchor-type="as-char" svg:width="0.7571in" svg:height="0.2091in" draw:z-index="43"><draw:object xlink:href="./Object 32" xlink:type="simple" xlink:show="embed" xlink:actuate="onLoad"/><draw:image xlink:href="./ObjectReplacements/Object 32" xlink:type="simple" xlink:show="embed" xlink:actuate="onLoad"/></draw:frame></text:span></text:p>
        </text:list-item>
        <text:list-item>
          <text:p text:style-name="P17"><text:span text:style-name="T7">SFT: </text:span><text:span text:style-name="T7"><draw:frame draw:style-name="fr1" draw:name="Object37" text:anchor-type="as-char" svg:width="0.7508in" svg:height="0.2091in" draw:z-index="44"><draw:object xlink:href="./Object 37" xlink:type="simple" xlink:show="embed" xlink:actuate="onLoad"/><draw:image xlink:href="./ObjectReplacements/Object 37" xlink:type="simple" xlink:show="embed" xlink:actuate="onLoad"/></draw:frame></text:span></text:p>
        </text:list-item>
        <text:list-item>
          <text:p text:style-name="P17"><text:span text:style-name="T7">AUT: </text:span><text:span text:style-name="T7"><draw:frame draw:style-name="fr1" draw:name="Object46" text:anchor-type="as-char" svg:width="0.8154in" svg:height="0.2091in" draw:z-index="45"><draw:object xlink:href="./Object 46" xlink:type="simple" xlink:show="embed" xlink:actuate="onLoad"/><draw:image xlink:href="./ObjectReplacements/Object 46" xlink:type="simple" xlink:show="embed" xlink:actuate="onLoad"/></draw:frame></text:span></text:p>
        </text:list-item>
      </text:list>
      <text:p text:style-name="P3">We assume that a neighborhood group's QOL is affected primarily by unemployment within the group, but that SFT and AUT are primarily affected by the number of unemployed workers in the neighborhood as a whole. <text:s/>For example, one would expect the crime rate to rise with the number of unemployed workers.</text:p>
      <text:p text:style-name="P3">The UNEMP situation will have a near factor of <text:span text:style-name="T4">p = </text:span>0.2, and a far factor of <text:span text:style-name="T4">q</text:span> = 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DEMOG, V2<text:tab/><text:tab/>14 June 2010</text:p>
      </style:header>
      <style:footer>
        <text:p text:style-name="Footer"><text:tab/><text:page-number text:select-page="current">12</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6-14T15:01:13</dc:date>
    <meta:editing-duration>PT652H08M10S</meta:editing-duration>
    <meta:editing-cycles>370</meta:editing-cycles>
    <meta:generator>OpenOffice.org/3.1$Linux OpenOffice.org_project/310m19$Build-9420</meta:generator>
    <meta:print-date>2009-07-16T14:25:37</meta:print-date>
    <meta:printed-by>Will Duquette</meta:printed-by>
    <dc:creator>Will Duquette</dc:creator>
    <meta:document-statistic meta:table-count="1" meta:image-count="0" meta:object-count="47" meta:page-count="12" meta:paragraph-count="171" meta:word-count="2364" meta:character-count="1472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i math:fontstyle="italic">LFF</math:mi>
            <math:mrow>
              <math:mrow>
                <math:mrow>
                  <math:mo math:stretchy="false">(</math:mo>
                  <math:mtext>NONE</math:mtext>
                  <math:mo math:stretchy="false">)</math:mo>
                </math:mrow>
                <math:mo math:stretchy="false">⋅</math:mo>
                <math:msub>
                  <math:mi math:fontstyle="italic">IP</math:mi>
                  <math:mi math:fontstyle="italic">ng</math:mi>
                </math:msub>
              </math:mrow>
              <math:mo math:stretchy="false">+</math:mo>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mrow>
        </math:mfenced>
      </math:mrow>
    </math:mrow>
    <math:annotation math:encoding="StarMath 5.0">LF_ng = {left( {100.0 - SAP_ng} over 100.0 right)} times {
left[ 
LFF("NONE") cdot IP_ng +
sum from stack{ u in ng # u notin "displaced"} {LFF(a_u) cdot personnel_u}
right]}</math:annotation>
  </math:semantics>
</math:math>
</file>

<file path=Object 10/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6/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7/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9/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22/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23/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24/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5/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26/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27/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28/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29/content.xml><?xml version="1.0" encoding="utf-8"?>
<!DOCTYPE math  PUBLIC '-//OpenOffice.org//DTD Modified W3C MathML 1.01//EN'  'math.dtd'>
<math:math xmlns:math="http://www.w3.org/1998/Math/MathML">
  <math:semantics>
    <math:mrow>
      <math:msub>
        <math:mi math:fontstyle="italic">UP</math:mi>
        <math:mi math:fontstyle="italic">ng</math:mi>
      </math:msub>
      <math:mrow>
        <math:mi/>
        <math:mo math:stretchy="false">=</math:mo>
        <math:mi/>
      </math:mrow>
      <math:mrow>
        <math:msub>
          <math:mi math:fontstyle="italic">LF</math:mi>
          <math:mi math:fontstyle="italic">ng</math:mi>
        </math:msub>
        <math:mo math:stretchy="false">×</math:mo>
        <math:mfrac>
          <math:mi math:fontstyle="italic">UR</math:mi>
          <math:mn>100.0</math:mn>
        </math:mfrac>
      </math:mrow>
    </math:mrow>
    <math:annotation math:encoding="StarMath 5.0">UP_ng ~=~ LF_ng times {UR over 100.0}</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3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31/content.xml><?xml version="1.0" encoding="utf-8"?>
<!DOCTYPE math  PUBLIC '-//OpenOffice.org//DTD Modified W3C MathML 1.01//EN'  'math.dtd'>
<math:math xmlns:math="http://www.w3.org/1998/Math/MathML">
  <math:semantics>
    <math:mrow>
      <math:msub>
        <math:mi math:fontstyle="italic">UPC</math:mi>
        <math:mi math:fontstyle="italic">ng</math:mi>
      </math:msub>
      <math:mrow>
        <math:mi/>
        <math:mo math:stretchy="false">=</math:mo>
        <math:mi/>
      </math:mrow>
      <math:mrow>
        <math:mn>1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UPC_ng ~=~ 100 times {UP_ng over population_ng}</math:annotation>
  </math:semantics>
</math:math>
</file>

<file path=Object 32/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math:mo>
      <math:mtext>L–</math:mtext>
    </math:mrow>
    <math:annotation math:encoding="StarMath 5.0">UAF_ng times "L–"</math:annotation>
  </math:semantics>
</math: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4/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35/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36/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3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38/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39/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40/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41/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4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43/content.xml><?xml version="1.0" encoding="utf-8"?>
<!DOCTYPE math  PUBLIC '-//OpenOffice.org//DTD Modified W3C MathML 1.01//EN'  'math.dtd'>
<math:math xmlns:math="http://www.w3.org/1998/Math/MathML">
  <math:semantics>
    <math:mrow>
      <math:mrow>
        <math:msub>
          <math:mi math:fontstyle="italic">UAF</math:mi>
          <math:mi math:fontstyle="italic">ng</math:mi>
        </math:msub>
        <math:mo math:stretchy="false">=</math:mo>
        <math:msub>
          <math:mi>Z</math:mi>
          <math:mi math:fontstyle="italic">UAF</math:mi>
        </math:msub>
      </math:mrow>
      <math:mrow>
        <math:mo math:stretchy="false">(</math:mo>
        <math:msub>
          <math:mi math:fontstyle="italic">UPC</math:mi>
          <math:mi math:fontstyle="italic">ng</math:mi>
        </math:msub>
        <math:mo math:stretchy="false">)</math:mo>
      </math:mrow>
    </math:mrow>
    <math:annotation math:encoding="StarMath 5.0">UAF_ng = Z_UAF(UPC_ng)</math:annotation>
  </math:semantics>
</math:math>
</file>

<file path=Object 4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45/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gt;</math:mo>
      <math:mn>0.0</math:mn>
    </math:mrow>
    <math:annotation math:encoding="StarMath 5.0">UAF_ng &gt; 0.0</math:annotation>
  </math:semantics>
</math:math>
</file>

<file path=Object 46/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XS–</math:mtext>
    </math:mrow>
    <math:annotation math:encoding="StarMath 5.0">UAF_n times "XS–"</math:annotation>
  </math:semantics>
</math:math>
</file>

<file path=Object 47/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